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9a6e2" officeooo:paragraph-rsid="0009a6e2"/>
    </style:style>
    <style:style style:name="P2" style:family="paragraph" style:parent-style-name="Standard">
      <style:text-properties style:text-underline-style="solid" style:text-underline-width="auto" style:text-underline-color="font-color" officeooo:rsid="0009a6e2" officeooo:paragraph-rsid="0009a6e2"/>
    </style:style>
    <style:style style:name="P3" style:family="paragraph" style:parent-style-name="Standard">
      <style:text-properties style:text-underline-style="solid" style:text-underline-width="auto" style:text-underline-color="font-color" officeooo:rsid="000f12b7" officeooo:paragraph-rsid="000f12b7"/>
    </style:style>
    <style:style style:name="P4" style:family="paragraph" style:parent-style-name="Standard">
      <style:text-properties style:text-underline-style="solid" style:text-underline-width="auto" style:text-underline-color="font-color" officeooo:rsid="00172edf" officeooo:paragraph-rsid="00172edf"/>
    </style:style>
    <style:style style:name="P5" style:family="paragraph" style:parent-style-name="Standard">
      <style:text-properties style:text-underline-style="solid" style:text-underline-width="auto" style:text-underline-color="font-color" officeooo:rsid="0019eb21" officeooo:paragraph-rsid="0019eb21"/>
    </style:style>
    <style:style style:name="P6" style:family="paragraph" style:parent-style-name="Standard">
      <style:text-properties style:text-underline-style="solid" style:text-underline-width="auto" style:text-underline-color="font-color" officeooo:rsid="0019eb21" officeooo:paragraph-rsid="001c0224"/>
    </style:style>
    <style:style style:name="P7" style:family="paragraph" style:parent-style-name="Standard">
      <style:text-properties style:text-underline-style="solid" style:text-underline-width="auto" style:text-underline-color="font-color" officeooo:rsid="00256ae5" officeooo:paragraph-rsid="00256ae5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256ae5" officeooo:paragraph-rsid="00256ae5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282c91" officeooo:paragraph-rsid="00282c91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2ac7ec" officeooo:paragraph-rsid="002ac7ec" style:font-weight-asian="normal" style:font-weight-complex="normal"/>
    </style:style>
    <style:style style:name="P11" style:family="paragraph" style:parent-style-name="Standard">
      <style:text-properties style:text-underline-style="solid" style:text-underline-width="auto" style:text-underline-color="font-color" fo:font-weight="normal" officeooo:rsid="002ceb57" officeooo:paragraph-rsid="002ceb57" style:font-weight-asian="normal" style:font-weight-complex="normal"/>
    </style:style>
    <style:style style:name="P12" style:family="paragraph" style:parent-style-name="Standard">
      <style:text-properties style:text-underline-style="none" officeooo:rsid="0009a6e2" officeooo:paragraph-rsid="0009a6e2"/>
    </style:style>
    <style:style style:name="P13" style:family="paragraph" style:parent-style-name="Standard">
      <style:text-properties style:text-underline-style="none" officeooo:rsid="000a380e" officeooo:paragraph-rsid="000a380e"/>
    </style:style>
    <style:style style:name="P14" style:family="paragraph" style:parent-style-name="Standard">
      <style:text-properties style:text-underline-style="none" officeooo:rsid="000a380e" officeooo:paragraph-rsid="000c9fff"/>
    </style:style>
    <style:style style:name="T1" style:family="text">
      <style:text-properties officeooo:rsid="000a380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e0bde" style:font-style-asian="italic" style:font-style-complex="italic"/>
    </style:style>
    <style:style style:name="T4" style:family="text">
      <style:text-properties officeooo:rsid="000c9fff"/>
    </style:style>
    <style:style style:name="T5" style:family="text">
      <style:text-properties officeooo:rsid="000e1d87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0f95a4"/>
    </style:style>
    <style:style style:name="T8" style:family="text">
      <style:text-properties style:text-underline-style="none" officeooo:rsid="00111d0a"/>
    </style:style>
    <style:style style:name="T9" style:family="text">
      <style:text-properties style:text-underline-style="none" officeooo:rsid="0011f2a0"/>
    </style:style>
    <style:style style:name="T10" style:family="text">
      <style:text-properties style:text-underline-style="none" officeooo:rsid="0013c6c9"/>
    </style:style>
    <style:style style:name="T11" style:family="text">
      <style:text-properties style:text-underline-style="none" officeooo:rsid="00140e59"/>
    </style:style>
    <style:style style:name="T12" style:family="text">
      <style:text-properties style:text-underline-style="none" officeooo:rsid="0014da3a"/>
    </style:style>
    <style:style style:name="T13" style:family="text">
      <style:text-properties style:text-underline-style="none" officeooo:rsid="0015028c"/>
    </style:style>
    <style:style style:name="T14" style:family="text">
      <style:text-properties style:text-underline-style="none" officeooo:rsid="001850d6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style:text-underline-style="none" fo:font-weight="bold" officeooo:rsid="001850d6" style:font-weight-asian="bold" style:font-weight-complex="bold"/>
    </style:style>
    <style:style style:name="T17" style:family="text">
      <style:text-properties style:text-underline-style="none" fo:font-weight="bold" officeooo:rsid="0019eb21" style:font-weight-asian="bold" style:font-weight-complex="bold"/>
    </style:style>
    <style:style style:name="T18" style:family="text">
      <style:text-properties style:text-underline-style="none" fo:font-weight="bold" officeooo:rsid="001c0224" style:font-weight-asian="bold" style:font-weight-complex="bold"/>
    </style:style>
    <style:style style:name="T19" style:family="text">
      <style:text-properties style:text-underline-style="none" fo:font-weight="bold" officeooo:rsid="001d89fa" style:font-weight-asian="bold" style:font-weight-complex="bold"/>
    </style:style>
    <style:style style:name="T20" style:family="text">
      <style:text-properties style:text-underline-style="none" fo:font-weight="bold" officeooo:rsid="001ea200" style:font-weight-asian="bold" style:font-weight-complex="bold"/>
    </style:style>
    <style:style style:name="T21" style:family="text">
      <style:text-properties style:text-underline-style="none" fo:font-weight="bold" officeooo:rsid="0020f132" style:font-weight-asian="bold" style:font-weight-complex="bold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text-underline-style="none" fo:font-weight="normal" officeooo:rsid="001850d6" style:font-weight-asian="normal" style:font-weight-complex="normal"/>
    </style:style>
    <style:style style:name="T24" style:family="text">
      <style:text-properties style:text-underline-style="none" fo:font-weight="normal" officeooo:rsid="0018d93c" style:font-weight-asian="normal" style:font-weight-complex="normal"/>
    </style:style>
    <style:style style:name="T25" style:family="text">
      <style:text-properties style:text-underline-style="none" fo:font-weight="normal" officeooo:rsid="0019eb21" style:font-weight-asian="normal" style:font-weight-complex="normal"/>
    </style:style>
    <style:style style:name="T26" style:family="text">
      <style:text-properties style:text-underline-style="none" fo:font-weight="normal" officeooo:rsid="001b9d3a" style:font-weight-asian="normal" style:font-weight-complex="normal"/>
    </style:style>
    <style:style style:name="T27" style:family="text">
      <style:text-properties style:text-underline-style="none" fo:font-weight="normal" officeooo:rsid="001c0224" style:font-weight-asian="normal" style:font-weight-complex="normal"/>
    </style:style>
    <style:style style:name="T28" style:family="text">
      <style:text-properties style:text-underline-style="none" fo:font-weight="normal" officeooo:rsid="00209836" style:font-weight-asian="normal" style:font-weight-complex="normal"/>
    </style:style>
    <style:style style:name="T29" style:family="text">
      <style:text-properties style:text-underline-style="none" fo:font-weight="normal" officeooo:rsid="0020f132" style:font-weight-asian="normal" style:font-weight-complex="normal"/>
    </style:style>
    <style:style style:name="T30" style:family="text">
      <style:text-properties style:text-underline-style="none" fo:font-weight="normal" officeooo:rsid="002154d0" style:font-weight-asian="normal" style:font-weight-complex="normal"/>
    </style:style>
    <style:style style:name="T31" style:family="text">
      <style:text-properties style:text-underline-style="none" fo:font-weight="normal" officeooo:rsid="00233512" style:font-weight-asian="normal" style:font-weight-complex="normal"/>
    </style:style>
    <style:style style:name="T32" style:family="text">
      <style:text-properties style:text-underline-style="none" fo:font-weight="normal" officeooo:rsid="00256ae5" style:font-weight-asian="normal" style:font-weight-complex="normal"/>
    </style:style>
    <style:style style:name="T33" style:family="text">
      <style:text-properties style:text-position="super 58%" style:text-underline-style="none" fo:font-weight="bold" style:font-weight-asian="bold" style:font-weight-complex="bold"/>
    </style:style>
    <style:style style:name="T34" style:family="text">
      <style:text-properties style:text-position="0% 100%" style:text-underline-style="none"/>
    </style:style>
    <style:style style:name="T35" style:family="text">
      <style:text-properties style:text-position="0% 100%" style:text-underline-style="none" fo:font-weight="bold" style:font-weight-asian="bold" style:font-weight-complex="bold"/>
    </style:style>
    <style:style style:name="T36" style:family="text">
      <style:text-properties style:text-position="0% 100%" style:text-underline-style="none" fo:font-weight="bold" officeooo:rsid="002ac7ec" style:font-weight-asian="bold" style:font-weight-complex="bold"/>
    </style:style>
    <style:style style:name="T37" style:family="text">
      <style:text-properties style:text-position="0% 100%" style:text-underline-style="none" fo:font-weight="bold" officeooo:rsid="0030f80b" style:font-weight-asian="bold" style:font-weight-complex="bold"/>
    </style:style>
    <style:style style:name="T38" style:family="text">
      <style:text-properties style:text-position="0% 100%" style:text-underline-style="none" officeooo:rsid="0026772b"/>
    </style:style>
    <style:style style:name="T39" style:family="text">
      <style:text-properties style:text-position="0% 100%" style:text-underline-style="none" officeooo:rsid="00278475"/>
    </style:style>
    <style:style style:name="T40" style:family="text">
      <style:text-properties style:text-position="0% 100%" style:text-underline-style="none" officeooo:rsid="002ac7ec"/>
    </style:style>
    <style:style style:name="T41" style:family="text">
      <style:text-properties style:text-position="0% 100%" style:text-underline-style="none" officeooo:rsid="002b5d6a"/>
    </style:style>
    <style:style style:name="T42" style:family="text">
      <style:text-properties style:text-position="0% 100%" style:text-underline-style="none" officeooo:rsid="002ceb57"/>
    </style:style>
    <style:style style:name="T43" style:family="text">
      <style:text-properties style:text-position="0% 100%" style:text-underline-style="none" officeooo:rsid="002f7b11"/>
    </style:style>
    <style:style style:name="T44" style:family="text">
      <style:text-properties style:text-position="0% 100%" style:text-underline-style="none" officeooo:rsid="0030f8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1/18/18</text:p>
      <text:p text:style-name="P1"/>
      <text:p text:style-name="P2">Pointer Recap</text:p>
      <text:p text:style-name="P2"/>
      <text:p text:style-name="P12">- <text:span text:style-name="T1">double stars dereferencing</text:span></text:p>
      <text:p text:style-name="P12"/>
      <text:p text:style-name="P14">&gt;</text:p>
      <text:p text:style-name="P14"><text:tab/><text:span text:style-name="T4">int *arr[] = {&amp;a,&amp;b,&amp;c};<text:line-break/></text:span><text:line-break/><text:tab/><text:span text:style-name="T4">cout &lt;&lt; </text:span>int *arr;<text:tab/><text:tab/>//<text:span text:style-name="T3">returns address of array</text:span></text:p>
      <text:p text:style-name="P14"><text:tab/><text:span text:style-name="T4">cout &lt;&lt; </text:span>int** arr;<text:tab/>//<text:span text:style-name="T3">returns the value of the first index</text:span><text:tab/></text:p>
      <text:p text:style-name="P14"><text:span text:style-name="T2"/></text:p>
      <text:p text:style-name="P13">&lt;</text:p>
      <text:p text:style-name="P13"/>
      <text:p text:style-name="P13">&gt;</text:p>
      <text:p text:style-name="P13"><text:tab/>char arr[20];</text:p>
      <text:p text:style-name="P13"><text:tab/></text:p>
      <text:p text:style-name="P13"><text:tab/>*(arr + 1) = 65 + i;</text:p>
      <text:p text:style-name="P13"/>
      <text:p text:style-name="P13"><text:tab/>cout &lt;&lt; arr;</text:p>
      <text:p text:style-name="P13">&lt;</text:p>
      <text:p text:style-name="P13"/>
      <text:p text:style-name="P13">- <text:span text:style-name="T5">Review pointers !!</text:span></text:p>
      <text:p text:style-name="P13"/>
      <text:p text:style-name="P3">Algorithm Analysis</text:p>
      <text:p text:style-name="P3"><text:span text:style-name="T6"/></text:p>
      <text:p text:style-name="P3"><text:span text:style-name="T6">- </text:span><text:span text:style-name="T7">Comparing </text:span><text:span text:style-name="T9">a</text:span><text:span text:style-name="T7">lgorithms</text:span></text:p>
      <text:p text:style-name="P3"><text:span text:style-name="T7">* Comparing time</text:span></text:p>
      <text:p text:style-name="P3"><text:span text:style-name="T7">* </text:span><text:span text:style-name="T8">Comparing memory usage</text:span></text:p>
      <text:p text:style-name="P3"><text:span text:style-name="T8">* </text:span><text:span text:style-name="T10">Benchmarks can be used to compute the execution time for an algorithm.</text:span></text:p>
      <text:p text:style-name="P3"><text:span text:style-name="T10"/></text:p>
      <text:p text:style-name="P3"><text:span text:style-name="T10">- Algorithms can run differenly depending on the OS, hardware, etc.</text:span></text:p>
      <text:p text:style-name="P3"><text:span text:style-name="T10"/></text:p>
      <text:p text:style-name="P3"><text:span text:style-name="T10">- </text:span><text:span text:style-name="T11">Algo. Analysis is a mathematical technique for estemating the rate at which execution time grows relatie to input parameters.</text:span></text:p>
      <text:p text:style-name="P3"><text:span text:style-name="T11">* </text:span><text:span text:style-name="T12">Also known as “asymptotic analysis”</text:span></text:p>
      <text:p text:style-name="P3"><text:span text:style-name="T12">* </text:span><text:span text:style-name="T13">a method <text:s/>of estimation that groups algos. based on their growth (curve type)</text:span></text:p>
      <text:p text:style-name="P3"><text:span text:style-name="T11"/></text:p>
      <text:p text:style-name="P4"><text:span text:style-name="T11">- </text:span><text:span text:style-name="T6">We’re most concerned about “worst case growth rate” when analyzing an algo</text:span></text:p>
      <text:p text:style-name="P4"><text:span text:style-name="T6">* Get an idea of worst case scenario</text:span></text:p>
      <text:p text:style-name="P4"><text:span text:style-name="T6">* </text:span><text:span text:style-name="T14">worst case analysis is called </text:span><text:span text:style-name="T16">Big O analysis </text:span><text:span text:style-name="T24">which categorizes algos based on their growth rate</text:span></text:p>
      <text:p text:style-name="P4"><text:span text:style-name="T24"/></text:p>
      <text:p text:style-name="P4"><text:span text:style-name="T24"/></text:p>
      <text:p text:style-name="P4"><text:span text:style-name="T24"/></text:p>
      <text:p text:style-name="P4"><text:span text:style-name="T24"/></text:p>
      <text:p text:style-name="P4"><text:span text:style-name="T24"/></text:p>
      <text:p text:style-name="P4"><text:soft-page-break/><text:span text:style-name="T24">- </text:span><text:span text:style-name="T17">O(1)</text:span><text:span text:style-name="T25"> operations (known as constant time operations) are known to exec in a certain amount of time</text:span></text:p>
      <text:p text:style-name="P5"><text:span text:style-name="T22">Ex:</text:span></text:p>
      <text:p text:style-name="P5"><text:span text:style-name="T23">&gt;</text:span></text:p>
      <text:p text:style-name="P5"><text:span text:style-name="T23"><text:tab/></text:span><text:span text:style-name="T22">array[50];</text:span></text:p>
      <text:p text:style-name="P5"><text:span text:style-name="T22"><text:tab/>int var = 1;</text:span></text:p>
      <text:p text:style-name="P5"><text:span text:style-name="T22"><text:tab/>if(var == 3);</text:span></text:p>
      <text:p text:style-name="P5"><text:span text:style-name="T22">&lt;</text:span></text:p>
      <text:p text:style-name="P5"><text:span text:style-name="T22"/></text:p>
      <text:p text:style-name="P5"><text:span text:style-name="T22">- </text:span><text:span text:style-name="T26">In big O we are concerned w/ how many operations are needed to complete an algo</text:span></text:p>
      <text:p text:style-name="P5"><text:span text:style-name="T27"/></text:p>
      <text:p text:style-name="P6"><text:span text:style-name="T26">- </text:span><text:span text:style-name="T27">For any </text:span><text:span text:style-name="T18">O(X) </text:span><text:span text:style-name="T27"><text:s/>where </text:span><text:span text:style-name="T20">X</text:span><text:span text:style-name="T27"> = # of const time operations, if there exists a const </text:span><text:span text:style-name="T19">k</text:span></text:p>
      <text:p text:style-name="P6"><text:span text:style-name="T27">such that </text:span><text:span text:style-name="T18">k*1&gt;X</text:span><text:span text:style-name="T27">, we reduce to O(1)</text:span></text:p>
      <text:p text:style-name="P6"><text:span text:style-name="T27">* Therefore; </text:span><text:span text:style-name="T18">O(3) = O(1)</text:span><text:span text:style-name="T27">, and </text:span><text:span text:style-name="T18">O(100) = O(1)</text:span><text:span text:style-name="T27">, etc.</text:span></text:p>
      <text:p text:style-name="P6"><text:span text:style-name="T27"/></text:p>
      <text:p text:style-name="P6"><text:span text:style-name="T27">- </text:span><text:span text:style-name="T28">When doing Big O, we care about how the # of const time ops is affected by various aspects of an algo</text:span></text:p>
      <text:p text:style-name="P6"><text:span text:style-name="T28">* variability</text:span></text:p>
      <text:p text:style-name="P6"><text:span text:style-name="T28"/></text:p>
      <text:p text:style-name="P6"><text:span text:style-name="T28">- </text:span><text:span text:style-name="T29">Consider the method </text:span><text:span text:style-name="T21">Find(5)</text:span></text:p>
      <text:p text:style-name="P6"><text:span text:style-name="T29">* this algo is said to be </text:span><text:span text:style-name="T21">O(n)</text:span><text:span text:style-name="T29"> where </text:span><text:span text:style-name="T21">n </text:span><text:span text:style-name="T29">= # of elements in the list we’re searching</text:span></text:p>
      <text:p text:style-name="P6"><text:span text:style-name="T29">* </text:span><text:span text:style-name="T30">The relationship is linear</text:span></text:p>
      <text:p text:style-name="P6"><text:span text:style-name="T30">* </text:span><text:span text:style-name="T31">simple FOR and WHILE loops are typically O(n)</text:span></text:p>
      <text:p text:style-name="P6"><text:span text:style-name="T31"/></text:p>
      <text:p text:style-name="P6"><text:span text:style-name="T31">- </text:span><text:span text:style-name="T32">When combinning loops, we often get larger than O(n)</text:span></text:p>
      <text:p text:style-name="P7"><text:span text:style-name="T22">Ex:<text:line-break/>&gt;</text:span></text:p>
      <text:p text:style-name="P7"><text:span text:style-name="T22"><text:tab/>for(int i = 0; i &lt; num_items; i++){</text:span></text:p>
      <text:p text:style-name="P7"><text:span text:style-name="T22"><text:tab/><text:tab/>for(int j = 0; j &lt; num_items; j++){</text:span></text:p>
      <text:p text:style-name="P7"><text:span text:style-name="T22"><text:tab/><text:tab/><text:tab/>swap(items[i],items[j])</text:span></text:p>
      <text:p text:style-name="P7"><text:span text:style-name="T22"><text:tab/><text:tab/>}</text:span></text:p>
      <text:p text:style-name="P7"><text:span text:style-name="T22"><text:tab/>}</text:span></text:p>
      <text:p text:style-name="P7"><text:span text:style-name="T22">&lt;</text:span></text:p>
      <text:p text:style-name="P7"><text:span text:style-name="T22">* This algo is </text:span><text:span text:style-name="T15">O(n</text:span><text:span text:style-name="T33">2</text:span><text:span text:style-name="T35">)</text:span></text:p>
      <text:p text:style-name="P7"><text:span text:style-name="T35"/></text:p>
      <text:p text:style-name="P8"><text:span text:style-name="T34">- </text:span><text:span text:style-name="T38">In big O we drop coeficients</text:span></text:p>
      <text:p text:style-name="P8"><text:span text:style-name="T38">* O(2n) = O(n), O(40n) = O(n), etc.</text:span></text:p>
      <text:p text:style-name="P8"><text:span text:style-name="T38">* </text:span><text:span text:style-name="T39">Big O cares about placing algos into performance classifications</text:span></text:p>
      <text:p text:style-name="P8"><text:span text:style-name="T39"/></text:p>
      <text:p text:style-name="P9"><text:span text:style-name="T39">-C</text:span><text:span text:style-name="T34">ommon classifications:</text:span></text:p>
      <text:p text:style-name="P9"><text:span text:style-name="T34">* </text:span><text:span text:style-name="T35">n!, 2</text:span><text:span text:style-name="T33">n</text:span><text:span text:style-name="T35">, n</text:span><text:span text:style-name="T33">d</text:span><text:span text:style-name="T35">, n</text:span><text:span text:style-name="T33">3</text:span><text:span text:style-name="T35">, n</text:span><text:span text:style-name="T33">2</text:span><text:span text:style-name="T35">, n*log(n), n, sqrt(n), log(n), 1</text:span></text:p>
      <text:p text:style-name="P9"><text:span text:style-name="T35"/></text:p>
      <text:p text:style-name="P9"><text:span text:style-name="T35"/></text:p>
      <text:p text:style-name="P9"><text:span text:style-name="T35"/></text:p>
      <text:p text:style-name="P9"><text:span text:style-name="T35"/></text:p>
      <text:p text:style-name="P9"><text:span text:style-name="T35"/></text:p>
      <text:p text:style-name="P9"><text:soft-page-break/><text:span text:style-name="T34">-</text:span><text:span text:style-name="T40"> We otain </text:span><text:span text:style-name="T36">log(n)</text:span><text:span text:style-name="T40"> growth rate when we can ignore roghly half of out input for each loop, </text:span><text:span text:style-name="T41">such as the foollowing;</text:span></text:p>
      <text:p text:style-name="P10"><text:span text:style-name="T34">* for(int=0;i&lt;var;</text:span><text:span text:style-name="T35">i*=2</text:span><text:span text:style-name="T34">);</text:span></text:p>
      <text:p text:style-name="P10"><text:span text:style-name="T34">* binary search on a sorted list</text:span></text:p>
      <text:p text:style-name="P10"><text:span text:style-name="T34"/></text:p>
      <text:p text:style-name="P10"><text:span text:style-name="T34">-</text:span><text:span text:style-name="T42">Sometimes we get compound results.</text:span></text:p>
      <text:p text:style-name="P10"><text:span text:style-name="T42">* Such as an algo hat finds a gien # then prints out all #s to the left of that #</text:span></text:p>
      <text:p text:style-name="P11"><text:span text:style-name="T34">* That would be </text:span><text:span text:style-name="T35">O(Log(n)+n/2)</text:span></text:p>
      <text:p text:style-name="P11"><text:span text:style-name="T34">* </text:span><text:span text:style-name="T43">Normally these can be reduced</text:span></text:p>
      <text:p text:style-name="P11"><text:span text:style-name="T44">* The algo reduces to </text:span><text:span text:style-name="T37">O(n)</text:span></text:p>
      <text:p text:style-name="P11"><text:span text:style-name="T37"/></text:p>
      <text:p text:style-name="P11"><text:span text:style-name="T3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08:57:16.994721489</meta:creation-date>
    <dc:date>2018-01-18T10:17:56.297197350</dc:date>
    <meta:editing-duration>PT1H10M8S</meta:editing-duration>
    <meta:editing-cycles>42</meta:editing-cycles>
    <meta:generator>LibreOffice/5.4.4.2$Linux_X86_64 LibreOffice_project/40m0$Build-2</meta:generator>
    <meta:document-statistic meta:table-count="0" meta:image-count="0" meta:object-count="0" meta:page-count="3" meta:paragraph-count="65" meta:word-count="457" meta:character-count="2374" meta:non-whitespace-character-count="1957"/>
  </office:meta>
</office:document-meta>
</file>